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1000002A8824F96E1D19A54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25.426cm" svg:height="17.992cm" draw:z-index="0"><draw:image xlink:href="Pictures/10000000000003C1000002A8824F96E1D19A54B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18:01.526845291</meta:creation-date>
    <dc:date>2022-05-30T14:20:45.061376274</dc:date>
    <meta:editing-duration>PT2M44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4.7.2$Linux_X86_64 LibreOffice_project/40$Build-2</meta:generator>
  </office:meta>
</office:document-meta>
</file>